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Challenges in large scale software building</text:p>
            <text:p>Mark Veltzer</text:p>
            <text:p><text:span text:style-name="T1">mark@veltzer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CTO of Hinbit</text:p>
              </text:list-item>
              <text:list-item>
                <text:p>Senior instructor in hundreds of different course in John Bryce (and formerly Interbit). Certified in Solaris, MySQL and AWS.</text:p>
              </text:list-item>
              <text:list-item>
                <text:p>Linux kernel developer</text:p>
              </text:list-item>
              <text:list-item>
                <text:p>Open source advocate</text:p>
              </text:list-item>
              <text:list-item>
                <text:p>Member of the free software foundation (GNU)</text:p>
              </text:list-item>
              <text:list-item>
                <text:p>Current maintainer of GNU grep(1)</text:p>
              </text:list-item>
              <text:list-item>
                <text:p>Jazz piano player</text:p>
              </text:list-item>
              <text:list-item>
                <text:p>Political philosopher (checkout my book in stores nearby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pics for this present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Things get complicated ™</text:p>
              </text:list-item>
              <text:list-item>
                <text:p>One build philosophy</text:p>
              </text:list-item>
              <text:list-item>
                <text:p>Divide and conquer problems</text:p>
              </text:list-item>
              <text:list-item>
                <text:p>The C/C++ header file problems</text:p>
              </text:list-item>
              <text:list-item>
                <text:p>Caching build results</text:p>
              </text:list-item>
              <text:list-item>
                <text:p>Pre-compiled header files</text:p>
              </text:list-item>
              <text:list-item>
                <text:p>Debugging C/C++?</text:p>
              </text:list-item>
              <text:list-item>
                <text:p>Dependencies between modules/libraries/binaries</text:p>
              </text:list-item>
              <text:list-item>
                <text:p>Distributed bui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7T11:38:43.434129745</meta:creation-date>
    <meta:editing-duration>PT6M8S</meta:editing-duration>
    <meta:editing-cycles>4</meta:editing-cycles>
    <dc:date>2014-05-07T11:45:25.091045339</dc:date>
    <meta:generator>LibreOffice/4.1.3.2$Linux_x86 LibreOffice_project/410m0$Build-2</meta:generator>
    <meta:document-statistic meta:object-count="32"/>
  </office:meta>
</office:document-meta>
</file>